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6FF13_2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6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David Werner Amram<text:tab/></text:p>
      <text:p text:style-name="P5">Signed letter<text:tab/><text:tab/><text:tab/><text:tab/><text:tab/>Y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Sabato Morais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January 12, 1893</text:p>
      <text:p text:style-name="P5">Month<text:tab/><text:tab/><text:tab/><text:tab/><text:tab/><text:tab/>January</text:p>
      <text:p text:style-name="P5">Year<text:tab/><text:tab/><text:tab/><text:tab/><text:tab/><text:tab/>1893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Y</text:p>
      <text:p text:style-name="P5">(Synagogue) Sermon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</text:p>
      <text:p text:style-name="P5">Number of Sheets<text:tab/><text:tab/><text:tab/><text:tab/>1</text:p>
      <text:p text:style-name="P5">Fragment<text:tab/><text:tab/><text:tab/><text:tab/><text:tab/></text:p>
      <text:p text:style-name="P5">Pagination 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II Transcription</text:p>
      <text:p text:style-name="P2">(Symbols: ?=uncertain; []=supplied information; /=end of line)</text:p>
      <text:p text:style-name="P2"><text:span text:style-name="T1"/></text:p>
      <text:p text:style-name="P2">DAVID WERNER AMRAM,/</text:p>
      <text:p text:style-name="P2">ATTORNEY-AT-LAW,/</text:p>
      <text:p text:style-name="P2">204 SOUTH SEVENTH STREET./</text:p>
      <text:p text:style-name="P2">Commissioner of Deeds for New Jersey./</text:p>
      <text:p text:style-name="P3">PHILADELPHIA, Jan'y 12th 1893/</text:p>
      <text:p text:style-name="P2">My dear Dr. Morais./</text:p>
      <text:p text:style-name="P2"><text:tab/>A Rev. J. D. Levy, who showed a letter of/ recommendation from you, is going about the city begging./ <text:s/>I have strong suspicion of the man's honesty. <text:s/>In/ fact I believe him to be a thorough fraud.--Unless/ you are absolutely convinced of the man's honesty/ his scheme of begging should be nipped in the bud./ <text:s/>I think that investigation will prove my opinion to/ be just, and if so the public should be warned/ through the Jewish press./ <text:s/>Yours Sincerely/ D W Amram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1-12-07T14:44:04.38</meta:creation-date>
    <dc:date>2011-12-07T14:47:53.46</dc:date>
    <dc:creator>Penn Libraries</dc:creator>
    <meta:editing-duration>PT00H03M4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7" meta:word-count="271" meta:character-count="1890"/>
  </office:meta>
</office:document-meta>
</file>